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5.10116666666667cm" style:use-optimal-column-width="true"/>
    </style:style>
    <style:style style:name="co2" style:family="table-column">
      <style:table-column-properties fo:break-before="auto" style:column-width="23.368cm" style:use-optimal-column-width="true"/>
    </style:style>
    <style:style style:name="co3" style:family="table-column">
      <style:table-column-properties fo:break-before="auto" style:column-width="7.747cm"/>
    </style:style>
    <style:style style:name="co4" style:family="table-column">
      <style:table-column-properties fo:break-before="auto" style:column-width="1.69333333333333cm"/>
    </style:style>
    <style:style style:name="co5" style:family="table-column">
      <style:table-column-properties fo:break-before="auto" style:column-width="7.5565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berty_a_Tori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i</text:p>
          </table:table-cell>
          <table:table-cell table:number-columns-repeated="16379"/>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lo specifico panorama torinese quest'ultima risentì, nelle sue maggiori opere, dell'influenza dell'importante scuola parigina e di quella belga divenendo uno dei maggiori esempi italiani di questa corrente, non senza subire anche inevitabili incursioni eclettiche e déco. Per il successo di questa corrente stilistica e la tipologia di edifici che sorse nei primi decenni del Novecento, Torino divenne una delle capitali del liberty tanto che si percepiscono ancora oggi cospicue testimonianze architettoniche di quel periodo. Storia e contesto storico-artistico Il passaggio dal XIX al XX secolo in Europa fu caratterizzato da un fervente rinnovamento delle espressioni artistiche, fortemente influenzato dal progresso tecnico e dall'entusiastica esaltazione positivista degli importanti traguardi raggiunti dalla scienz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 complessivo e variegato panorama nazionale questa nuova corrente, che in seguito assunse anche il nome di «stile floreale», non si consolidò mai in una vera e propria scuola italiana di riferimento ma si affermò, seppur con un lieve ritardo rispetto ai maggiori paesi europei, vivendo il suo massimo splendore nei primissimi anni del Novecento. Nella sua prima decade, infatti, si può parlare di liberty, termine che infine si affermò più diffusamente in Italia e derivante dai celebri magazzini londinesi di Arthur Lasenby Liberty, tra i primi a esporre e diffondere oggetti e stampe di gusto esotico che ostentavano le forme sinuose tipiche di questo nuovo stil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 <text:s/>Torino tra Ottocento e Novecento: il liberty Torino, pur vantando un panorama architettonico caratterizzato prevalentemente dalla connotazione juvarriana dei numerosi palazzi nobiliari e delle residenze sabaude, nel ventennio a cavallo tra l'Ottocento e il Novecento si lasciò permeare da questa nuova corrente stilistic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text:s/>Torino tra Ottocento e Novecento: il liberty Torino, pur vantando un panorama architettonico caratterizzato prevalentemente dalla connotazione juvarriana dei numerosi palazzi nobiliari e delle residenze sabaude, nel ventennio a cavallo tra l'Ottocento e il Novecento si lasciò permeare da questa nuova corrente stilistica. <text:s/>Inizialmente conosciuta come «arte nuova» o, secondo il giornalista torinese Emilio Thovez, «arte floreale», questo nuovo stile stupì per essere così «fedelmente naturalistico e nella sostanza nettamente decorativo».</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Anche il mondo dell'industria, come già detto, non rimase indifferente alle inedite sinuosità dello stile liberty. Oltre alle concerie e ai birrifici progettati da Fenoglio in zona San Donato, nel quartiere San Salvario si trasferì nel 1903 anche la nuova sede dell'Impresa Porcheddu, così direttamente coinvolta dal fermento edilizio di questi decenni, essa occupò un basso fabbricato che sorgeva in corso Valentino 20, ovvero in corrispondenza dell'attuale ex sede FIAT di corso Marconi, sorta alla metà degli anni trenta del Novecento. Anche la nascente industria automobilistica rivestì il ruolo di committen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 Torino ospita anche alcuni degni esempi di questa nuova corren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 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Caffarel</text:p>
          </table:table-cell>
          <table:table-cell office:value-type="string" table:style-name="ce1">
            <text:p>Caffarel, Via caduti per la libertà, Luserna San Giovanni, Torino, Piemonte, 10062,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 inoltre l'ampia offerta di manodopera specializzata a costi ridotti completò il processo di attrazione di capitali e imprenditori anche stranieri come Abegg, Geisser, Kind, Metzger, Menier, Remmert, Scott contribuendo a fare di Torino la nuova capitale dell'industria. La scelta cadde sul vasto lotto di terra di circa 60 000 m² nelle campagne circostanti Collegno, all'epoca piccolo paese alle porte della città.</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 Anche il mondo dell'industria, come già detto, non rimase indifferente alle inedite sinuosità dello stile liberty.</text:p>
          </table:table-cell>
          <table:table-cell office:value-type="string" table:style-name="ce1">
            <text:p>Si</text:p>
          </table:table-cell>
          <table:table-cell table:number-columns-repeated="16380" table:style-name="ce1"/>
        </table:table-row>
        <table:table-row table:style-name="ro1">
          <table:table-cell office:value-type="string" table:style-name="ce1">
            <text:p>Casabella</text:p>
          </table:table-cell>
          <table:table-cell office:value-type="string" table:style-name="ce1">
            <text:p>Casabella, Carema, Torino, Piemonte, 11026, Italia</text:p>
          </table:table-cell>
          <table:table-cell office:value-type="string" table:style-name="ce1">
            <text:p>Sempre edita dalla Camilla &amp; Bertolero vi fu la rivista di settore L'Arte Decorativa Moderna, fondata nel 1902 a Torino su iniziativa del pittore torinese Enrico Reycend, avvalendosi di illustri colleghi come: Davide Calandra, Leonardo Bistolfi, Giorgio Ceragioli e lo scrittore Enrico Thovez. Altre pubblicazioni periodiche degne di nota furono Emporium, l'Architettura Italiana e La Casa Bella, testata in seguito diretta da Gio Ponti e che esiste ancora oggigiorno come Casabella. Anche il settore dell'arredamento fu attivamente partecipe al fiorente periodo liberty, ottimo campo per le arti applica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Albergo Rocciamelone di</text:p>
          </table:table-cell>
          <table:table-cell office:value-type="string" table:style-name="ce1">
            <text:p>Albergo Rocciamelone, 37, Via Roma, Cascine, Usseglio, Unione Montana Alpi Graie, Torino, Piemonte, 10070, Italia</text:p>
          </table:table-cell>
          <table:table-cell office:value-type="string" table:style-name="ce1">
            <text:p>seppur ancora non facente parte di una realtà industriale, esso poteva contare su competenti maestranze e rappresentava una realtà artigianale molto apprezzata. Alcuni esponenti da ricordare sono la Vetreria Albano&amp;Macario che tra le svariate opere realizzò la Terrazza Solferino e il Mobilificio Torinese F. Cesare Gandolfo che produsse anche molti arredi per caffè, ristoranti e alberghi, tra cui l'Albergo Rocciamelone di Usseglio per cui realizzò l'intero arredo. Torino visse dunque intensamente e a «tutto tondo» la stagione del liberty che, seppur relativamente breve, divenne un importante punto di riferimento per l'Italia, capace di attrarre contributi di personaggi di rilievo internazionale come l'architetto friulano Raimondo D'Aronco che, reduce delle recenti realizzazioni a Istanbul, per l'esposizione torinese del 1902 progettò il Grande Vestibolo.</text:p>
          </table:table-cell>
          <table:table-cell office:value-type="string" table:style-name="ce1">
            <text:p>Si</text:p>
          </table:table-cell>
          <table:table-cell table:number-columns-repeated="16380" table:style-name="ce1"/>
        </table:table-row>
        <table:table-row table:style-name="ro1">
          <table:table-cell office:value-type="string" table:style-name="ce1">
            <text:p>Istanbul</text:p>
          </table:table-cell>
          <table:table-cell office:value-type="string" table:style-name="ce1">
            <text:p>Istanbul, 45, Via Francesco Cigna, Valdocco, Circoscrizione 7, Torino, Piemonte, 10122, Italia</text:p>
          </table:table-cell>
          <table:table-cell office:value-type="string" table:style-name="ce1">
            <text:p>Alcuni esponenti da ricordare sono la Vetreria Albano&amp;Macario che tra le svariate opere realizzò la Terrazza Solferino e il Mobilificio Torinese F. Cesare Gandolfo che produsse anche molti arredi per caffè, ristoranti e alberghi, tra cui l'Albergo Rocciamelone di Usseglio per cui realizzò l'intero arredo. Torino visse dunque intensamente e a «tutto tondo» la stagione del liberty che, seppur relativamente breve, divenne un importante punto di riferimento per l'Italia, capace di attrarre contributi di personaggi di rilievo internazionale come l'architetto friulano Raimondo D'Aronco che, reduce delle recenti realizzazioni a Istanbul, per l'esposizione torinese del 1902 progettò il Grande Vestibolo. Sull'onda del successo dell'esposizione, Torino continuò a essere terreno fertile di svariate sperimentazioni, seppur molto coerenti e sobrie, da parte di un folto gruppo di architetti e ingegneri quali:</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Villino Raby</text:p>
          </table:table-cell>
          <table:table-cell office:value-type="string" table:style-name="ce1">
            <text:p>Villino Raby, Corso Francia, San Donato, Circoscrizione 4, Torino, Piemonte, 10140, Italia</text:p>
          </table:table-cell>
          <table:table-cell office:value-type="string" table:style-name="ce1">
            <text:p>Tra le sue opere più note si possono citare: il Villino Raby (1901), la celebre Villa Scott (1902), trionfo di logge, torrette, vetrate, bovindi e, soprattutto, la sua opera più nota e apprezzata: Casa Fenoglio-Lafleur (1902), considerata «il più significativo esempio di stile liberty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 Scott</text:p>
          </table:table-cell>
          <table:table-cell office:value-type="string" table:style-name="ce1">
            <text:p>Villa Scott, Corso Giovanni Lanza, Borgo Po, Circoscrizione 8, Torino, Piemonte, 10131, Italia</text:p>
          </table:table-cell>
          <table:table-cell office:value-type="string" table:style-name="ce1">
            <text:p>Tra le sue opere più note si possono citare: il Villino Raby (1901), la celebre Villa Scott (1902), trionfo di logge, torrette, vetrate, bovindi e, soprattutto, la sua opera più nota e apprezzata: Casa Fenoglio-Lafleur (1902), considerata «il più significativo esempio di stile liberty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Fenoglio-Lafleur</text:p>
          </table:table-cell>
          <table:table-cell office:value-type="string" table:style-name="ce1">
            <text:p>Casa Fenoglio-Lafleur, Corso Francia, San Donato, Circoscrizione 4, Torino, Piemonte, 10140, Italia</text:p>
          </table:table-cell>
          <table:table-cell office:value-type="string" table:style-name="ce1">
            <text:p>il Villino Raby (1901), la celebre Villa Scott (1902), trionfo di logge, torrette, vetrate, bovindi e, soprattutto, la sua opera più nota e apprezzata: 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Fenoglio-Lafleur</text:p>
          </table:table-cell>
          <table:table-cell office:value-type="string" table:style-name="ce1">
            <text:p>Casa Fenoglio-Lafleur, Corso Francia, San Donato, Circoscrizione 4, Torino, Piemonte, 10140, Italia</text:p>
          </table:table-cell>
          <table:table-cell office:value-type="string" table:style-name="ce1">
            <text:p>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 L'opera di Fenoglio risultò relativamente breve ma proficua e si possono citare ancora numerosi edifici analoghi, altre «case da pigione» a uso abitativ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Girardi</text:p>
          </table:table-cell>
          <table:table-cell office:value-type="string" table:style-name="ce1">
            <text:p>Casa Girardi, Via Luigi Cibrario, San Donato, Circoscrizione 4, Torino, Piemonte, 10140, Italia</text:p>
          </table:table-cell>
          <table:table-cell office:value-type="string" table:style-name="ce1">
            <text:p>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 L'opera di Fenoglio risultò relativamente breve ma proficua e si possono citare ancora numerosi edifici analoghi, altre «case da pigione» a uso abitativ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Macciotta</text:p>
          </table:table-cell>
          <table:table-cell office:value-type="string" table:style-name="ce1">
            <text:p>Casa Macciotta, 32, Corso Francia, San Donato, Circoscrizione 4, Torino, Piemonte, 10143, Italia</text:p>
          </table:table-cell>
          <table:table-cell office:value-type="string" table:style-name="ce1">
            <text:p>L'opera di Fenoglio risultò relativamente breve ma proficua e si possono citare ancora numerosi edifici analoghi, altre «case da pigione» a uso abitativo: Casa Rey (1904), Casa Boffa-Costa (1904), Casa Macciotta (1904), Casa Balbis (1905), Casa Ina (1906), Casa Guelpa (1907), fino a spingersi fuori del Piemonte, con la realizzazione della villa dell'on. Magno Magni a Canzo, presso Como. L'attività fenogliana ebbe come committente anche il nascente mondo dell'industria, che trovava a Torino un luogo favorevole per stabilire la sede di nuovi insediament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Balbis</text:p>
          </table:table-cell>
          <table:table-cell office:value-type="string" table:style-name="ce1">
            <text:p>Casa Padrini via Balbis, Via Le Chiuse, San Donato, Circoscrizione 4, Torino, Piemonte, 10143, Italia</text:p>
          </table:table-cell>
          <table:table-cell office:value-type="string" table:style-name="ce1">
            <text:p>L'opera di Fenoglio risultò relativamente breve ma proficua e si possono citare ancora numerosi edifici analoghi, altre «case da pigione» a uso abitativo: Casa Rey (1904), Casa Boffa-Costa (1904), Casa Macciotta (1904), Casa Balbis (1905), Casa Ina (1906), Casa Guelpa (1907), fino a spingersi fuori del Piemonte, con la realizzazione della villa dell'on. Magno Magni a Canzo, presso Como. L'attività fenogliana ebbe come committente anche il nascente mondo dell'industria, che trovava a Torino un luogo favorevole per stabilire la sede di nuovi insediamenti.</text:p>
          </table:table-cell>
          <table:table-cell office:value-type="string" table:style-name="ce1">
            <text:p>Si</text:p>
          </table:table-cell>
          <table:table-cell table:number-columns-repeated="16380" table:style-name="ce1"/>
        </table:table-row>
        <table:table-row table:style-name="ro1">
          <table:table-cell office:value-type="string" table:style-name="ce1">
            <text:p>Metzger</text:p>
          </table:table-cell>
          <table:table-cell office:value-type="string" table:style-name="ce1">
            <text:p>Ex birrificio Metzger, Via Gabriele Bogetto, San Donato, Circoscrizione 4, Torino, Piemonte, 10144,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Metzger</text:p>
          </table:table-cell>
          <table:table-cell office:value-type="string" table:style-name="ce1">
            <text:p>Ex birrificio Metzger, Via Gabriele Bogetto, San Donato, Circoscrizione 4, Torino, Piemonte, 10144, Italia</text:p>
          </table:table-cell>
          <table:table-cell office:value-type="string" table:style-name="ce1">
            <text:p>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 inoltre l'ampia offerta di manodopera specializzata a costi ridotti completò il processo di attrazione di capitali e imprenditori anche stranieri come Abegg, Geisser, Kind, Metzger, Menier, Remmert, Scott contribuendo a fare di Torino la nuova capitale dell'industria. La scelta cadde sul vasto lotto di terra di circa 60 000 m² nelle campagne circostanti Collegno, all'epoca piccolo paese alle porte della città.</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opera di Fenoglio Il maggiore protagonista del liberty torinese fu indubbiamente Pietro Fenoglio, la cui prolifica attività consegnò a Torino alcuni dei maggiori esempi italiani di questo nuovo stile. Egli si dedicò per circa tredici anni alla realizzazione di oltre trecento progetti tra ville e palazzi, alcuni dei quali concentrati nell'area di corso Francia e vie adiacenti, oltre a svariati edifici industriali commissionati dalla nuova classe dirigente torinese; tuttavia il suo contributo non fu soltanto quello di uno stimato professionista, egli fu chiamato anche a intervenire a livello politico, ricoprendo cariche di consigliere comunale e consulente per lo studio del nuovo piano regolatore completato nel 1908.Fenoglio fu inoltre tra gli organizzatori delle edizioni dell'Esposizione Internazionale del 1902 e del 1911 ma fu attivo anche nel campo dell'editoria figurando tra i fondatori e tra i più importanti collaboratori della rivista L'architettura italiana modern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Val di Susa</text:p>
          </table:table-cell>
          <table:table-cell office:value-type="string" table:style-name="ce1">
            <text:p>Val di Susa, Oulx, Torino, Piemonte, 10056,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Si</text:p>
          </table:table-cell>
          <table:table-cell office:value-type="string" table:style-name="ce1">
            <text:p>Non è in città</text:p>
          </table:table-cell>
          <table:table-cell table:number-columns-repeated="16379"/>
        </table:table-row>
        <table:table-row table:style-name="ro1">
          <table:table-cell office:value-type="string" table:style-name="ce1">
            <text:p>Fréjus</text:p>
          </table:table-cell>
          <table:table-cell office:value-type="string" table:style-name="ce1">
            <text:p>Frejus, 35, Corso Francia, Cit Turin, Circoscrizione 3, Torino, Piemonte, 10138,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Grazie all'avvento dell'energia elettrica e alla sua crescente diffusione, le industrie proliferarono e stabilirono nuovi insediamenti alla periferia della città abbandonando definitivamente il quartiere San Donato e la zona precollinare, scelta obbligata fino a quando la forza motrice era relegata all'energia idraulica dei mulini e dei martinetti che sorgevano in quelle aree caratterizzate da forti dislivelli. 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Anche il mondo dell'industria, come già detto, non rimase indifferente alle inedite sinuosità dello stile liberty. Oltre alle concerie e ai birrifici progettati da Fenoglio in zona San Donato, nel quartiere San Salvario si trasferì nel 1903 anche la nuova sede dell'Impresa Porcheddu, così direttamente coinvolta dal fermento edilizio di questi decenni, essa occupò un basso fabbricato che sorgeva in corso Valentino 20, ovvero in corrispondenza dell'attuale ex sede FIAT di corso Marconi, sorta alla metà degli anni trenta del Novecento. Anche la nascente industria automobilistica rivestì il ruolo di committente;</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 Allievo di Carlo Ceppi, il prolifico Pietro Fenoglio costruì il suo successo sullo stile dichiaratamente liberty e la sua influenza stilistica contagiò numerosi altri architetti, alimentando una crescente e fruttuosa competizione che rese la stagione del liberty torinese degna di essere ricordat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 Allievo di Carlo Ceppi, il prolifico Pietro Fenoglio costruì il suo successo sullo stile dichiaratamente liberty e la sua influenza stilistica contagiò numerosi altri architetti, alimentando una crescente e fruttuosa competizione che rese la stagione del liberty torinese degna di essere ricordata.</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Grazie all'avvento dell'energia elettrica e alla sua crescente diffusione, le industrie proliferarono e stabilirono nuovi insediamenti alla periferia della città abbandonando definitivamente il quartiere San Donato e la zona precollinare, scelta obbligata fino a quando la forza motrice era relegata all'energia idraulica dei mulini e dei martinetti che sorgevano in quelle aree caratterizzate da forti dislivelli. 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Della stessa idea furono anche i maggiori esponenti della nobiltà e della finanza che, pur senza ricorrere al neogotico, per i loro edifici di rappresentanza predilessero uno stile neoclassico più sobrio, tradizionale e conservatore, come accadde per esempio per l'edificio eclettico delle Assicurazioni Generali Venezia in piazza Solferino, progettato dello stesso Pietro Fenoglio che tuttavia qui si piegò alle indiscutibili esigenze del committente. 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 la Casa della Vittoria (1918-20) di Gottardo Gussoni, insieme all'abitazione dello stesso Carrera, ne sono l'esempio di maggior rilevanza.</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style-name="ce1"/>
        </table:table-row>
        <table:table-row table:style-name="ro1">
          <table:table-cell office:value-type="string" table:style-name="ce1">
            <text:p>via Saluzzo</text:p>
          </table:table-cell>
          <table:table-cell office:value-type="string" table:style-name="ce1">
            <text:p>Via Saluzzo, 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Si</text:p>
          </table:table-cell>
          <table:table-cell table:number-columns-repeated="16380" table:style-name="ce1"/>
        </table:table-row>
        <table:table-row table:style-name="ro1">
          <table:table-cell office:value-type="string" table:style-name="ce1">
            <text:p>Madama Cristina</text:p>
          </table:table-cell>
          <table:table-cell office:value-type="string" table:style-name="ce1">
            <text:p>Madama Cristina, Via San Pio Quinto, 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Scuola Allievi</text:p>
          </table:table-cell>
          <table:table-cell office:value-type="string" table:style-name="ce1">
            <text:p>Scuola Allievi Carabinieri, Via Ettore Perrone, Centro, Circoscrizione 1, Torino, Piemonte, 10140, Italia</text:p>
          </table:table-cell>
          <table:table-cell office:value-type="string" table:style-name="ce1">
            <text:p>essa trasferì l'attività nel 1906 alla periferia sud della città, nell'attuale corso Raffaello 17, in un fabbricato ancora ben riconoscibile per i varchi d'accesso contornati da grandi volute circolari in litocemento. 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Galleria dell'Industria Subalpina</text:p>
          </table:table-cell>
          <table:table-cell office:value-type="string" table:style-name="ce1">
            <text:p>Galleria dell'Industria Subalpina, Centro, Circoscrizione 1, Torino, Piemonte, 1023, Italia</text:p>
          </table:table-cell>
          <table:table-cell office:value-type="string" table:style-name="ce1">
            <text:p>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text:p>
          </table:table-cell>
          <table:table-cell office:value-type="string" table:style-name="ce1">
            <text:p>Si</text:p>
          </table:table-cell>
          <table:table-cell table:number-columns-repeated="16380" table:style-name="ce1"/>
        </table:table-row>
        <table:table-row table:style-name="ro1">
          <table:table-cell office:value-type="string" table:style-name="ce1">
            <text:p>Caffè Romano</text:p>
          </table:table-cell>
          <table:table-cell office:value-type="string" table:style-name="ce1">
            <text:p>Caffè Gelateria Fiorio, 8c, Via Po, Centro, Circoscrizione 1, Torino, Piemonte, 10123, Italia</text:p>
          </table:table-cell>
          <table:table-cell office:value-type="string" table:style-name="ce1">
            <text:p>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text:p>
          </table:table-cell>
          <table:table-cell office:value-type="string" table:style-name="ce1">
            <text:p>Si</text:p>
          </table:table-cell>
          <table:table-cell table:number-columns-repeated="16380"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uttavia l'architetto Vandone di Cortemilia si dedicò anche a locali commerciali: 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Maffei</text:p>
          </table:table-cell>
          <table:table-cell office:value-type="string" table:style-name="ce1">
            <text:p>Via Ferdinando Maffei di Boglio, Abbadia Alpina, Pinerolo, Torino, Piemonte, 10064, Italia</text:p>
          </table:table-cell>
          <table:table-cell office:value-type="string" table:style-name="ce1">
            <text:p>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 altri suoi esempi da menzionare sono alcuni palazzi di corso Galileo Ferraris e corso Re Umberto, caratteristici per i decori fitomorfi e l'ampio impiego di vetri colorati e ferro battuto.</text:p>
          </table:table-cell>
          <table:table-cell office:value-type="string" table:style-name="ce1">
            <text:p>Si</text:p>
          </table:table-cell>
          <table:table-cell table:number-columns-repeated="16380" table:style-name="ce1"/>
        </table:table-row>
        <table:table-row table:style-name="ro1">
          <table:table-cell office:value-type="string" table:style-name="ce1">
            <text:p>Caffè Mulassano</text:p>
          </table:table-cell>
          <table:table-cell office:value-type="string" table:style-name="ce1">
            <text:p>Caffè Mulassano, 15, Piazza Castello, Centro, Circoscrizione 1, Torino, Piemonte, 10123, Italia</text:p>
          </table:table-cell>
          <table:table-cell office:value-type="string" table:style-name="ce1">
            <text:p>Tuttavia l'architetto Vandone di Cortemilia si dedicò anche a locali commerciali: 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text:p>
          </table:table-cell>
          <table:table-cell office:value-type="string" table:style-name="ce1">
            <text:p>Si</text:p>
          </table:table-cell>
          <table:table-cell table:number-columns-repeated="16380" table:style-name="ce1"/>
        </table:table-row>
        <table:table-row table:style-name="ro1">
          <table:table-cell office:value-type="string" table:style-name="ce1">
            <text:p>Cimitero Monumentale</text:p>
          </table:table-cell>
          <table:table-cell office:value-type="string" table:style-name="ce1">
            <text:p>Cimitero Monumentale, Circoscrizione 7, Sassi, Torino, Piemonte, Italia</text:p>
          </table:table-cell>
          <table:table-cell office:value-type="string" table:style-name="ce1">
            <text:p>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 In zona San Donato, oltre alla vistosissima Casa Fenoglio, in via Piffetti vi sono due esempi databili 1908, opera di Giovanni Gribodo e poco distante vi sono altri esemplari di edifici liberty in via Durandi, via Cibrario e ancora in via Piffetti, al civico 35;</text:p>
          </table:table-cell>
          <table:table-cell office:value-type="string" table:style-name="ce1">
            <text:p>Si</text:p>
          </table:table-cell>
          <table:table-cell table:number-columns-repeated="16380" table:style-name="ce1"/>
        </table:table-row>
        <table:table-row table:style-name="ro1">
          <table:table-cell office:value-type="string" table:style-name="ce1">
            <text:p>via Durandi</text:p>
          </table:table-cell>
          <table:table-cell office:value-type="string" table:style-name="ce1">
            <text:p>Via Jacopo Durandi, San Donato, Circoscrizione 4, Torino, Piemonte, 10143, Italia</text:p>
          </table:table-cell>
          <table:table-cell office:value-type="string" table:style-name="ce1">
            <text:p>Ulteriori opere di Vandone di Cortemilia sono presenti anche presso il Cimitero Monumentale, insieme ad altre opere di L. Bistolfi, D. Calandra, G. Casanova, C. Fumagalli, E. Rubino e A. Mazzucotelli. In zona San Donato, oltre alla vistosissima Casa Fenoglio, in via Piffetti vi sono due esempi databili 1908, opera di Giovanni Gribodo e poco distante vi sono altri esemplari di edifici liberty in via Durandi, via Cibrario e ancora in via Piffetti, al civico 35; mentre di Giovan Battista Benazzo sono Casa Tasca (1903), che ostenta decori floreali, motivi geometrici circolari e ricche decorazioni in ferro battuto per ringhiere e finestre.</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Tasca</text:p>
          </table:table-cell>
          <table:table-cell office:value-type="string" table:style-name="ce1">
            <text:p>Casa Tasca, Via Claudio Beaumont, San Donato, Circoscrizione 4, Torino, Piemonte, 10144, Italia</text:p>
          </table:table-cell>
          <table:table-cell office:value-type="string" table:style-name="ce1">
            <text:p>In zona San Donato, oltre alla vistosissima Casa Fenoglio, in via Piffetti vi sono due esempi databili 1908, opera di Giovanni Gribodo e poco distante vi sono altri esemplari di edifici liberty in via Durandi, via Cibrario e ancora in via Piffetti, al civico 35; 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text:p>
          </table:table-cell>
          <table:table-cell office:value-type="string" table:style-name="ce1">
            <text:p>Si</text:p>
          </table:table-cell>
          <table:table-cell table:number-columns-repeated="16380" table:style-name="ce1"/>
        </table:table-row>
        <table:table-row table:style-name="ro1">
          <table:table-cell office:value-type="string" table:style-name="ce1">
            <text:p>Cìt Turìn</text:p>
          </table:table-cell>
          <table:table-cell office:value-type="string" table:style-name="ce1">
            <text:p>Cit Turin, Circoscrizione 3, Torino, Piemonte, 10138, Italia</text:p>
          </table:table-cell>
          <table:table-cell office:value-type="string" table:style-name="ce1">
            <text:p>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 analogamente, anche gli edifici nella retrostante via Susa ripropongono la medesima impostazione:</text:p>
          </table:table-cell>
          <table:table-cell office:value-type="string" table:style-name="ce1">
            <text:p>No<text:s/></text:p>
          </table:table-cell>
          <table:table-cell office:value-type="string" table:style-name="ce1">
            <text:p>Non dovrebbe essere riconosciuta come entità</text:p>
          </table:table-cell>
          <table:table-cell table:number-columns-repeated="16379"/>
        </table:table-row>
        <table:table-row table:style-name="ro1">
          <table:table-cell office:value-type="string" table:style-name="ce1">
            <text:p>Duchessa Jolanda</text:p>
          </table:table-cell>
          <table:table-cell office:value-type="string" table:style-name="ce1">
            <text:p>Duchessa Jolanda, Via Goffredo Casalis, Cit Turin, Circoscrizione 3, Torino, Piemonte, 10138, Italia</text:p>
          </table:table-cell>
          <table:table-cell office:value-type="string" table:style-name="ce1">
            <text:p>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 analogamente, anche gli edifici nella retrostante via Susa ripropongono la medesima impostazione:</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Ufficio</text:p>
          </table:table-cell>
          <table:table-cell office:value-type="string" table:style-name="ce1">
            <text:p>ISTAT Ufficio Regionale Piemonte e Valle d'Aosta, 3, Via Alessandro Volta, Centro, Circoscrizione 1, Torino, Piemonte, 10121, Italia</text:p>
          </table:table-cell>
          <table:table-cell office:value-type="string" table:style-name="ce1">
            <text:p>due ingegneri al servizio dell'amministrazione pubblica La stagione del liberty torinese fu caratterizzata anche da una cospicua realizzazione di edifici pubblici tra cui scuole, uffici e bagni pubblici. 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Bagni Municipali</text:p>
          </table:table-cell>
          <table:table-cell office:value-type="string" table:style-name="ce1">
            <text:p>Ex Bagni Municipali di San Secondo, Via Legnano, Crocetta, Circoscrizione 1, Torino, Piemonte, 10128,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ia O. Morgari</text:p>
          </table:table-cell>
          <table:table-cell office:value-type="string" table:style-name="ce1">
            <text:p>Via O. Morgari, Tetti Griglio, Bruino, Torino, Piemonte, 10045,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anchiglia</text:p>
          </table:table-cell>
          <table:table-cell office:value-type="string" table:style-name="ce1">
            <text:p>Vanchiglia, Circoscrizione 7, Torino, Piemonte, 10124,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Poste</text:p>
          </table:table-cell>
          <table:table-cell office:value-type="string" table:style-name="ce1">
            <text:p>Palazzo Canavese, Torino, Piemonte,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Telegrafi</text:p>
          </table:table-cell>
          <table:table-cell office:value-type="string" table:style-name="ce1">
            <text:p>Poste e Telegrafi, Via Roma, Grugliasco, Torino, Piemonte, 10093,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Tra i più noti si possono citare: la Conceria Fiorio (1900), lo Stabilimento Boero (1905), le Fonderie Ballada (1906), lo stabilimento automobilistico delle Officine Diatto (1907) e il grande edificio del primo birrificio italiano Bosio &amp; Caratsch, con l'annessa villa padronale (1907) e, ovviamente, il Villaggio Leumann. Il Villaggio Leumann Grazie all'acquisita esperienza in ambito di progettazione di stabilimenti industriali, Fenoglio si occupò anche del vasto progetto del Villaggio Leumann.</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la Conceria Fiorio (1900), lo Stabilimento Boero (1905), le Fonderie Ballada (1906), lo stabilimento automobilistico delle Officine Diatto (1907) e il grande edificio del primo birrificio italiano Bosio &amp; Caratsch, con l'annessa villa padronale (1907) e, ovviamente, il Villaggio Leumann. Il Villaggio Leumann Grazie all'acquisita esperienza in ambito di progettazione di stabilimenti industriali, Fenoglio si occupò anche del vasto progetto del Villaggio Leumann. 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text:p>
          </table:table-cell>
          <table:table-cell office:value-type="string" table:style-name="ce1">
            <text:p>Si</text:p>
          </table:table-cell>
          <table:table-cell table:number-columns-repeated="16380"/>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un'area ben definita in cui lavoro, famiglia, tempo libero, istituzioni sociali e previdenziali furono strettamente connessi fra loro, formando un contesto socialmente evoluto ed efficiente. 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text:p>
          </table:table-cell>
          <table:table-cell office:value-type="string" table:style-name="ce1">
            <text:p>Si</text:p>
          </table:table-cell>
          <table:table-cell table:number-columns-repeated="16380"/>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Il neogotico e i detrattori del liberty Parallelamente al naturalismo talvolta esasperato del liberty, la corrente del neogotico continuò a essere lo stile prediletto della aristocrazia e della committenza di gusto più conservatore e tradizionalista; inoltre, grazie della forte connotazione allegorica d'ispirazione medievale si confermò lo stile preferito per la realizzazione di edifici religiosi, se si esclude l'unico caso italiano della chiesa liberty dedicata a Santa Elisabetta, all'interno del Villaggio Leumann. Uno dei maggiori detrattori del liberty fu il poeta torinese Guido Gozzano che, per ironia della sorte, visse e morì in un edificio progettato secondo questo nuovo stile dallo stesso Pietro Fenoglio.</text:p>
          </table:table-cell>
          <table:table-cell office:value-type="string" table:style-name="ce1">
            <text:p>Si</text:p>
          </table:table-cell>
          <table:table-cell table:number-columns-repeated="16380"/>
        </table:table-row>
        <table:table-row table:style-name="ro1">
          <table:table-cell office:value-type="string" table:style-name="ce1">
            <text:p>piazza Solferino</text:p>
          </table:table-cell>
          <table:table-cell office:value-type="string" table:style-name="ce1">
            <text:p>Piazza Solferino, Centro, Circoscrizione 1, Torino, Piemonte, Italia</text:p>
          </table:table-cell>
          <table:table-cell office:value-type="string" table:style-name="ce1">
            <text:p>al contrario nel neogotico egli avvertiva un sano «ritorno all'ordine» che poneva al riparo da pericolose avanguardie stilistiche troppo audaci. Della stessa idea furono anche i maggiori esponenti della nobiltà e della finanza che, pur senza ricorrere al neogotico, per i loro edifici di rappresentanza predilessero uno stile neoclassico più sobrio, tradizionale e conservatore, come accadde per esempio per l'edificio eclettico delle Assicurazioni Generali Venezia in piazza Solferino, progettato dello stesso Pietro Fenoglio che tuttavia qui si piegò alle indiscutibili esigenze del committente. 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text:p>
          </table:table-cell>
          <table:table-cell office:value-type="string" table:style-name="ce1">
            <text:p>Si</text:p>
          </table:table-cell>
          <table:table-cell table:number-columns-repeated="16380"/>
        </table:table-row>
        <table:table-row table:style-name="ro1">
          <table:table-cell office:value-type="string" table:style-name="ce1">
            <text:p>piazza Solferino</text:p>
          </table:table-cell>
          <table:table-cell office:value-type="string" table:style-name="ce1">
            <text:p>Piazza Solferino, Centro, Circoscrizione 1, Torino, Piemonte, Italia</text:p>
          </table:table-cell>
          <table:table-cell office:value-type="string" table:style-name="ce1">
            <text:p>malgrado la sua distruzione in un incendio nel 9 marzo 1980 la caratteristica facciata con accesso angolare sormontata da una cupola venne conservata e l'edificio fu destinato a differente uso, su progetto dell'architetto Pier Paolo Maggiora. 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text:p>
          </table:table-cell>
          <table:table-cell office:value-type="string" table:style-name="ce1">
            <text:p>Si</text:p>
          </table:table-cell>
          <table:table-cell table:number-columns-repeated="16380"/>
        </table:table-row>
        <table:table-row table:style-name="ro1">
          <table:table-cell office:value-type="string" table:style-name="ce1">
            <text:p>Casa della Vittoria</text:p>
          </table:table-cell>
          <table:table-cell office:value-type="string" table:style-name="ce1">
            <text:p>Casa della Vittoria, Via Pietro Palmieri, Cit Turin, Circoscrizione 3, Torino, Piemonte, 10138, Italia</text:p>
          </table:table-cell>
          <table:table-cell office:value-type="string" table:style-name="ce1">
            <text:p>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 la Casa della Vittoria (1918-20) di Gottardo Gussoni, insieme all'abitazione dello stesso Carrera, ne sono l'esempio di maggior rilevanza. Sempre nel medesimo quartiere è degno di nota anche l'operato dell'architetto Giuseppe Gallo, a cui si deve il progetto della chiesa dedicata a Gesù Nazareno affacciata su piazza Martini.</text:p>
          </table:table-cell>
          <table:table-cell office:value-type="string" table:style-name="ce1">
            <text:p>Si</text:p>
          </table:table-cell>
          <table:table-cell table:number-columns-repeated="16380"/>
        </table:table-row>
        <table:table-row table:style-name="ro1">
          <table:table-cell office:value-type="string" table:style-name="ce1">
            <text:p>piazza Martini</text:p>
          </table:table-cell>
          <table:table-cell office:value-type="string" table:style-name="ce1">
            <text:p>Lago Martini, Barriera di Lanzo, Circoscrizione 5, Villaretto, Torino, Piemonte, Italia</text:p>
          </table:table-cell>
          <table:table-cell office:value-type="string" table:style-name="ce1">
            <text:p>la Casa della Vittoria (1918-20) di Gottardo Gussoni, insieme all'abitazione dello stesso Carrera, ne sono l'esempio di maggior rilevanza. Sempre nel medesimo quartiere è degno di nota anche l'operato dell'architetto Giuseppe Gallo, a cui si deve il progetto della chiesa dedicata a Gesù Nazareno affacciata su piazza Martini. Ulteriori esempi di edifici civili in stile neogotico sono evidenziabili nel vicino quartiere San Donato con il gruppo di case di via Piffetti, famose per i ferri battuti, le caratteristiche sfingi e le decorazioni a coda di pavone.</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l'architetto Pietro Betta, per esempio, si differenziò per abbracciare uno stile più riconducibile al sezessionstil e nel cui studio si formarono giovani architetti come Domenico Soldiero Morelli e Armando Melis de Villa, protagonisti della successiva stagione del razionalismo italiano. L'opera di Betta si distinse per l'approccio più monumentale, contaminato da elementi classici sapientemente abbinati a stilemi secessionisti, il cui esempio più imponente appare nella Casa Avezzano (1912) del quartiere Crocetta, dove la facciata è scandita da una sequenza di grosse colonne corinzie aggettanti sorrette da protomi taurini e «incatenate» a una serie di bovindi. Altri esempi marcatamente secessionisti sono Casa Bonelli (1904), residenza dello stesso architetto Bonelli, i cui prospetti sono caratterizzati da particolarissime porte-finestre contornate da un'ampia cornice circolare che riportano un ornato finemente decorato e Casa Mussini, austero edificio residenziale della precollina, progettata dall'architetto Ferrari nel 1914.Altro esponente vicino al lessico progettuale di Pietro Betta fu l'architetto Annibale Rigotti che, all'angolo di via Vassalli Eandi con via Principi d'Acaja, poco distante dalla Casa Ina di Fenoglio, progettò Casa Baravalle (1902), una villa unifamigliare riconoscibile per le sue pareti azzurre e caratterizzata da decorazioni geometriche, con forme estremamente sobrie.</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 altri suoi esempi da menzionare sono alcuni palazzi di corso Galileo Ferraris e corso Re Umberto, caratteristici per i decori fitomorfi e l'ampio impiego di vetri colorati e ferro battuto.</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Casa Lattes</text:p>
          </table:table-cell>
          <table:table-cell office:value-type="string" table:style-name="ce1">
            <text:p>Via Lattes, Caselle Torinese, Torino, Piemonte, 10072,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Sommelier</text:p>
          </table:table-cell>
          <table:table-cell office:value-type="string" table:style-name="ce1">
            <text:p>Sommelier, Via Paolo Sacchi, Crocetta, Circoscrizione 1, Torino, Piemonte, 10128,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Palazzotto Arduino</text:p>
          </table:table-cell>
          <table:table-cell office:value-type="string" table:style-name="ce1">
            <text:p>Palazzotto Arduino, Corso Lecce, Martinetto, Circoscrizione 4, Torino, Piemonte, 10145, Italia</text:p>
          </table:table-cell>
          <table:table-cell office:value-type="string" table:style-name="ce1">
            <text:p>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text:p>
          </table:table-cell>
          <table:table-cell office:value-type="string" table:style-name="ce1">
            <text:p>Si</text:p>
          </table:table-cell>
          <table:table-cell table:number-columns-repeated="16380"/>
        </table:table-row>
        <table:table-row table:style-name="ro1">
          <table:table-cell office:value-type="string" table:style-name="ce1">
            <text:p>Palazzo Gualino</text:p>
          </table:table-cell>
          <table:table-cell office:value-type="string" table:style-name="ce1">
            <text:p>Palazzo Gualino, Corso Vittorio Emanuele II, Centro, Circoscrizione 1, Torino, Piemonte, 10123, Italia</text:p>
          </table:table-cell>
          <table:table-cell office:value-type="string" table:style-name="ce1">
            <text:p>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text:p>
          </table:table-cell>
          <table:table-cell office:value-type="string" table:style-name="ce1">
            <text:p>Si</text:p>
          </table:table-cell>
          <table:table-cell table:number-columns-repeated="16380"/>
        </table:table-row>
        <table:table-row table:style-name="ro1">
          <table:table-cell office:value-type="string" table:style-name="ce1">
            <text:p>via Bossi</text:p>
          </table:table-cell>
          <table:table-cell office:value-type="string" table:style-name="ce1">
            <text:p>Via Carlo Bossi, San Donato, Circoscrizione 4, Torino, Piemonte, 10143, Italia</text:p>
          </table:table-cell>
          <table:table-cell office:value-type="string" table:style-name="ce1">
            <text:p>il suo apparato decorativo, ormai privo di decorazioni floreali, è caratterizzato da cornici e motivi odivaghi alternati a superfici piane; stesso dicasi per l'edificio accanto, all'angolo con la vicina via Bossi. Altro esempio di art déco fu l'edificio che sorse all'angolo di corso Vittorio Emanuele II che venne realizzato nel 1926 su progetto di dell'ingegner Bonadè-Bottino per ospitare il Palazzo del Cinema, in seguito Cinema Corso, al tempo la sala cinematografica più grande d'Italia;</text:p>
          </table:table-cell>
          <table:table-cell office:value-type="string" table:style-name="ce1">
            <text:p>Si</text:p>
          </table:table-cell>
          <table:table-cell table:number-columns-repeated="16380"/>
        </table:table-row>
        <table:table-row table:style-name="ro1">
          <table:table-cell office:value-type="string" table:style-name="ce1">
            <text:p>Stadium</text:p>
          </table:table-cell>
          <table:table-cell office:value-type="string" table:style-name="ce1">
            <text:p>Allianz Stadium, Via Druento, Continassa, Circoscrizione 5, Torino, Piemonte, 10151,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No<text:s/></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Si</text:p>
          </table:table-cell>
          <table:table-cell table:number-columns-repeated="16380"/>
        </table:table-row>
        <table:table-row table:style-name="ro1">
          <table:table-cell office:value-type="string" table:style-name="ce1">
            <text:p>piazza Bernini</text:p>
          </table:table-cell>
          <table:table-cell office:value-type="string" table:style-name="ce1">
            <text:p>Bernini, Corso Francia, Cenisia, Circoscrizione 3, Torino, Piemonte, 10143,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Si</text:p>
          </table:table-cell>
          <table:table-cell table:number-columns-repeated="16380"/>
        </table:table-row>
        <table:table-row table:style-name="ro1">
          <table:table-cell office:value-type="string" table:style-name="ce1">
            <text:p>Casa dell'Obelisco</text:p>
          </table:table-cell>
          <table:table-cell office:value-type="string" table:style-name="ce1">
            <text:p>Casa dell'Obelisco, Via Bicocca, Borgo Po, Circoscrizione 8, Torino, Piemonte, 10123, Italia</text:p>
          </table:table-cell>
          <table:table-cell office:value-type="string" table:style-name="ce1">
            <text:p><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 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 Sempre nella zona collinare di Borgo Po, all'inizio degli anni duemila, è comparso un eccentrico edificio unifamiliare progettato dell'architetto torinese Alessandro Celli.</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 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Villa 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text:p>
          </table:table-cell>
          <table:table-cell office:value-type="string" table:style-name="ce1">
            <text:p>No<text:s/></text:p>
          </table:table-cell>
          <table:table-cell table:number-columns-repeated="16380"/>
        </table:table-row>
        <table:table-row table:style-name="ro1">
          <table:table-cell office:value-type="string" table:style-name="ce1">
            <text:p>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text:p>
          </table:table-cell>
          <table:table-cell office:value-type="string" table:style-name="ce1">
            <text:p>No<text:s/></text:p>
          </table:table-cell>
          <table:table-cell table:number-columns-repeated="16380"/>
        </table:table-row>
        <table:table-row table:style-name="ro1">
          <table:table-cell office:value-type="string" table:style-name="ce1">
            <text:p>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 Gli edifici di maggiore interesse Mappa sinottica degli edifici in stile liberty a Torino.</text:p>
          </table:table-cell>
          <table:table-cell office:value-type="string" table:style-name="ce1">
            <text:p>No<text:s/></text:p>
          </table:table-cell>
          <table:table-cell table:number-columns-repeated="16380"/>
        </table:table-row>
        <table:table-row table:style-name="ro1">
          <table:table-cell office:value-type="string" table:style-name="ce1">
            <text:p>Barriera di Milano</text:p>
          </table:table-cell>
          <table:table-cell office:value-type="string" table:style-name="ce1">
            <text:p>Barriera di Milano, Circoscrizione 6,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Campidoglio, Circoscrizione 4, Torino, Piemonte, 10143,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Lucento</text:p>
          </table:table-cell>
          <table:table-cell office:value-type="string" table:style-name="ce1">
            <text:p>Lucento, Torino, Piemonte, 10151,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Zona</text:p>
          </table:table-cell>
          <table:table-cell office:value-type="string" table:style-name="ce1">
            <text:p>Zona Umida (Stagno), Parella, Circoscrizione 4,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No<text:s/></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p>
          </table:table-cell>
          <table:table-cell office:value-type="float" office:value="62" table:formula="of:=COUNTIF([.D2:.D139]; &quot;Si&quot;)" table:style-name="ce1">
            <text:p>62</text:p>
          </table:table-cell>
          <table:table-cell office:value-type="float" office:value="94" table:style-name="ce1">
            <text:p>94</text:p>
          </table:table-cell>
          <table:table-cell table:number-columns-repeated="16381"/>
        </table:table-row>
        <table:table-row table:number-rows-repeated="1048479"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Liberty_a_Torino.A1:Liberty_a_Torino.E94" table:name="Liberty_a_Torino" table:display-filter-buttons="true" table:on-update-keep-size="false" table:on-update-keep-styles="true" table:refresh-delay="false">
          <table:database-source-sql table:database-name="Provider=Microsoft.Mashup.OleDb.1;Data Source=$Workbook$;Location=&quot;Liberty a Torino&quot;;Extended Properties=&quot;&quot;" table:sql-statement="SELECT * FROM [Liberty a Torino]"/>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7T10:33:45Z</meta:creation-date>
    <dc:date>2022-07-21T13:34:22Z</dc:date>
  </office:meta>
</office:document-meta>
</file>